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spectTests.rollbackOn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enclosingTransactionWithNonTransactionMethodOnAdvisedIns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TransactionAspectTests.noRollbackO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doTestRollbackOnException( final Exception ex , final boolean shouldRollback , boolean rollbackExcep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TransactionAspectTests.rollbackO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transactionShouldSucceedWithCallback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TransactionAspectTests.noRollbackOn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transactionShould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ransactionAspec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ansactionAspectTests.cannotCommi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TransactionAspectTests.noRollbackOnU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checkTransactionStatus( boolean expec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TransactionAspectTests.transactionShouldSucceedWithNot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ransactionAspectTests.twoTransactionsShould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TransactionAspectTests.no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ransactionAspectTests.transactionExceptionPropagatedWithCallback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ransactionAspectTests.rollback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spectTests.rollbackOnU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noRollbackO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rollbackOnCheckedExceptionWithRoll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exceptional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ansactionAspectTests.programmatic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TransactionAspectTes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ansactionAspectTests.advised( Object target , PlatformTransactionManager ptm , TransactionAttributeSource [ ]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spectTests.enclosingTransactionWithNestedTransactionOnAdvisedIns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bstractTransactionAspectTests.cannotCreate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